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text-properties style:text-underline-style="none"/>
    </style:style>
    <style:style style:name="P3" style:family="paragraph" style:parent-style-name="Standard">
      <style:paragraph-properties fo:break-before="page"/>
      <style:text-properties style:text-underline-style="none"/>
    </style:style>
    <style:style style:name="P4" style:family="paragraph" style:parent-style-name="Preformatted_20_Text">
      <style:paragraph-properties fo:break-before="page"/>
      <style:text-properties fo:color="#606060" style:text-underline-style="none"/>
    </style:style>
    <style:style style:name="P5" style:family="paragraph" style:parent-style-name="Preformatted_20_Text">
      <style:paragraph-properties loext:contextual-spacing="false" fo:margin-left="0in" fo:margin-right="0in" fo:margin-top="0in" fo:margin-bottom="0.1965in" fo:text-indent="0in" style:auto-text-indent="false"/>
      <style:text-properties fo:color="#606060"/>
    </style:style>
    <style:style style:name="P6" style:family="paragraph" style:parent-style-name="Preformatted_20_Text">
      <style:paragraph-properties loext:contextual-spacing="false" fo:margin-left="0in" fo:margin-right="0in" fo:margin-top="0in" fo:margin-bottom="0in" fo:text-indent="0in" style:auto-text-indent="false"/>
      <style:text-properties fo:color="#606060"/>
    </style:style>
    <style:style style:name="P7" style:family="paragraph" style:parent-style-name="Standard" style:list-style-name="L1"/>
    <style:style style:name="P8" style:family="paragraph" style:parent-style-name="Standard" style:list-style-name="L1">
      <style:text-properties fo:color="#000000" style:text-underline-style="none"/>
    </style:style>
    <style:style style:name="P9" style:family="paragraph" style:parent-style-name="Standard" style:list-style-name="L2">
      <style:text-properties fo:color="#000000" style:text-underline-style="none"/>
    </style:style>
    <style:style style:name="P10" style:family="paragraph" style:parent-style-name="Standard" style:list-style-name="L1">
      <style:text-properties style:text-underline-style="none"/>
    </style:style>
    <style:style style:name="P11" style:family="paragraph" style:parent-style-name="Standard" style:list-style-name="L3">
      <style:text-properties style:text-underline-style="none"/>
    </style:style>
    <style:style style:name="P12" style:family="paragraph" style:parent-style-name="Standard" style:list-style-name="L4">
      <style:text-properties style:text-underline-style="none"/>
    </style:style>
    <style:style style:name="P13" style:family="paragraph" style:parent-style-name="Standard" style:list-style-name="L1">
      <style:text-properties style:text-underline-style="none" fo:background-color="#ffff00"/>
    </style:style>
    <style:style style:name="P14" style:family="paragraph" style:parent-style-name="Standard" style:list-style-name="L5">
      <style:text-properties style:text-underline-style="none"/>
    </style:style>
    <style:style style:name="P15" style:family="paragraph" style:parent-style-name="Standard" style:list-style-name="L6">
      <style:text-properties style:text-underline-style="none"/>
    </style:style>
    <style:style style:name="P16" style:family="paragraph" style:parent-style-name="Standard" style:list-style-name="L7">
      <style:text-properties style:text-underline-style="none"/>
    </style:style>
    <style:style style:name="P17" style:family="paragraph" style:parent-style-name="Standard" style:list-style-name="L8">
      <style:text-properties style:text-underline-style="none"/>
    </style:style>
    <style:style style:name="P18" style:family="paragraph" style:parent-style-name="Standard" style:list-style-name="L9">
      <style:text-properties style:text-underline-style="none"/>
    </style:style>
    <style:style style:name="P19" style:family="paragraph" style:parent-style-name="Standard" style:list-style-name="L1">
      <style:text-properties style:text-position="0% 100%" style:font-name="Times New Roman1" style:text-underline-style="none" style:font-name-asian="Times New Roman1" style:font-name-complex="Times New Roman1"/>
    </style:style>
    <style:style style:name="T1" style:family="text">
      <style:text-properties fo:background-color="#ffff00" loext:char-shading-value="0"/>
    </style:style>
    <style:style style:name="T2" style:family="text">
      <style:text-properties fo:color="#000000" style:text-underline-style="none"/>
    </style:style>
    <style:style style:name="T3" style:family="text">
      <style:text-properties fo:color="#000000"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Times New Roman"/>
    </style:style>
    <style:style style:name="T9" style:family="text">
      <style:text-properties style:font-name="Times New Roman" style:font-name-asian="SimSun" style:font-name-complex="Lucida Sans"/>
    </style:style>
    <style:style style:name="T10" style:family="text">
      <style:text-properties style:text-position="-33% 58%" style:font-name="Times New Roman1"/>
    </style:style>
    <style:style style:name="T11" style:family="text">
      <style:text-properties style:text-position="sub 58%"/>
    </style:style>
    <style:style style:name="T12" style:family="text">
      <style:text-properties style:text-position="sub 58%" style:font-name="Times New Roman" style:font-name-asian="SimSun" style:font-name-complex="Lucida Sans"/>
    </style:style>
    <style:style style:name="T13" style:family="text">
      <style:text-properties style:text-position="sub 58%" style:font-name="Times New Roman1"/>
    </style:style>
    <style:style style:name="T14" style:family="text">
      <style:text-properties style:text-position="sub 58%" style:font-name="Times New Roman1" style:font-name-asian="Times New Roman1" style:font-name-complex="Times New Roman1"/>
    </style:style>
    <style:style style:name="T15" style:family="text">
      <style:text-properties style:text-position="0% 100%"/>
    </style:style>
    <style:style style:name="T16" style:family="text">
      <style:text-properties style:text-position="0% 100%" style:font-name="Times New Roman" style:font-name-asian="SimSun" style:font-name-complex="Lucida Sans"/>
    </style:style>
    <style:style style:name="T17" style:family="text">
      <style:text-properties style:text-position="0% 100%" style:font-name="Times New Roman1"/>
    </style:style>
    <style:style style:name="T18" style:family="text">
      <style:text-properties style:text-position="0% 100%" style:font-name="Times New Roman1" style:font-name-asian="Times New Roman1" style:font-name-complex="Times New Roman1"/>
    </style:style>
    <style:style style:name="T19" style:family="text">
      <style:text-properties style:text-position="super 58%"/>
    </style:style>
    <style:style style:name="T20" style:family="text">
      <style:text-properties style:text-position="super 58%" style:font-name="Times New Roman" style:font-name-asian="SimSun" style:font-name-complex="Lucida San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freveiw Outline</text:p>
      <text:p text:style-name="P1"/>
      <text:list xml:id="list7518588477480193862" text:style-name="L1">
        <text:list-item>
          <text:p text:style-name="P7"><text:span text:style-name="T3">Introduction:</text:span><text:span text:style-name="T2"> The aim and importance of Desai and Fisher's work </text:span></text:p>
          <text:list>
            <text:list-item>
              <text:p text:style-name="P8">The current state of understanding of beneficial mutations.</text:p>
              <text:list>
                <text:list-item>
                  <text:p text:style-name="P8">They have not been studied as much as deleterious and neutral mutations.</text:p>
                </text:list-item>
                <text:list-item>
                  <text:p text:style-name="P8">They determine patterns of long-term adaptation and genetic diversity at linked sites.</text:p>
                </text:list-item>
                <text:list-item>
                  <text:p text:style-name="P8">Desai and Fisher's work adds to significantly to our understanding of positive selection in asexual populations.</text:p>
                </text:list-item>
              </text:list>
            </text:list-item>
            <text:list-item>
              <text:p text:style-name="P8">The two important regimes of positive selection that have been examined in the past.</text:p>
              <text:list>
                <text:list-item>
                  <text:p text:style-name="P8">What are the key determinants of the regimes</text:p>
                </text:list-item>
                <text:list-item>
                  <text:p text:style-name="P8">The distinguishing factor of the two regimes are the two timescales set by mutation and selection</text:p>
                </text:list-item>
              </text:list>
            </text:list-item>
            <text:list-item>
              <text:p text:style-name="P8">Qualitative details of the successional regime</text:p>
              <text:list>
                <text:list-item>
                  <text:p text:style-name="P8">Defined as the strong selection weak mutation regime.</text:p>
                </text:list-item>
                <text:list-item>
                  <text:p text:style-name="P8">In this regime the timescales for selection are significantly shorter than those associated with adaptive events.</text:p>
                </text:list-item>
                <text:list-item>
                  <text:p text:style-name="P8">The populations structure in as a succession of adaptive events over time.</text:p>
                </text:list-item>
              </text:list>
            </text:list-item>
            <text:list-item>
              <text:p text:style-name="P8">Qualitative details of the concurrent mutations regime</text:p>
              <text:list>
                <text:list-item>
                  <text:p text:style-name="P8">This regime is defined as the strong selection strong mutation regime</text:p>
                </text:list-item>
                <text:list-item>
                  <text:p text:style-name="P8">In this regime the timescales for selection are comparable to those of defined for adaptive events.</text:p>
                </text:list-item>
                <text:list-item>
                  <text:p text:style-name="P8">The population structure is such that there will be multiple concurrent subpopulations with distinct levels of relative fitness.</text:p>
                </text:list-item>
              </text:list>
            </text:list-item>
          </text:list>
        </text:list-item>
      </text:list>
      <text:list xml:id="list1198054808612257774" text:style-name="L2">
        <text:list-item>
          <text:list>
            <text:list-item>
              <text:list>
                <text:list-item>
                  <text:p text:style-name="P9">Mention the distinction between clonal interference and what is mean by concurrent mutations, and emphasize the past analysis done with concurrent mutations.</text:p>
                </text:list-item>
              </text:list>
            </text:list-item>
          </text:list>
        </text:list-item>
      </text:list>
      <text:list xml:id="list39396981" text:continue-list="list7518588477480193862" text:style-name="L1">
        <text:list-item>
          <text:list>
            <text:list-item>
              <text:p text:style-name="P8">The focus of the paper and the content I plan to review</text:p>
              <text:list>
                <text:list-item>
                  <text:p text:style-name="P8">Desai and Fisher focus on modeling the concurrent mutations regime.</text:p>
                </text:list-item>
                <text:list-item>
                  <text:p text:style-name="P8">They start with the simplest model of positive selection, examine extensions of it by relaxing assumptions, and the use it to analyze more complicated behaviors of positive selection.</text:p>
                </text:list-item>
                <text:list-item>
                  <text:p text:style-name="P8">I plan to review the simple model as well as some of it interesting insights into behavior of long-term adaptation. <text:s/>I will then look at it extension including deleterious mutations, and finalize by examining the use of the model to look at positive selection with varying “s.”</text:p>
                </text:list-item>
              </text:list>
            </text:list-item>
          </text:list>
        </text:list-item>
        <text:list-item>
          <text:p text:style-name="P10"><text:span text:style-name="T4">The Central Idea Behind the Model:</text:span><text:span text:style-name="T5"> Provide an overview of the mutation selection balance and its role in the development of the simplest model</text:span></text:p>
          <text:list>
            <text:list-item>
              <text:p text:style-name="P10">Present the parameters of the model: N, Ub, and s, and discuss assumptions made concerning their relative magnitudes.</text:p>
              <text:list>
                <text:list-item>
                  <text:p text:style-name="P10">N is the population size, Ub is the beneficial mutation rate, and s is the relative selective adavantage.</text:p>
                </text:list-item>
              </text:list>
            </text:list-item>
          </text:list>
        </text:list-item>
      </text:list>
      <text:list xml:id="list7024404053152888881" text:style-name="L3">
        <text:list-item>
          <text:list>
            <text:list-item>
              <text:list>
                <text:list-item>
                  <text:p text:style-name="P11">Desai and Fisher indicate that the strong selection assumption requires that 1/N &lt;&lt; s &lt;&lt;1, which also implies that 1&lt;&lt; Ns &lt;&lt; N.</text:p>
                </text:list-item>
              </text:list>
            </text:list-item>
          </text:list>
        </text:list-item>
      </text:list>
      <text:list xml:id="list8171317148606209284" text:style-name="L4">
        <text:list-item>
          <text:list>
            <text:list-item>
              <text:list>
                <text:list-item>
                  <text:p text:style-name="P12">To get the separation of the stochastic and deterministic part correct, assumptions must be made so that populations must be come larger enough first to neglect random drift before saturation becomes important. <text:s/>To get this, we need for populations to be treated deterministically when ns&gt;&gt;1, but also to ignore saturation, it must be the case that n &lt;&lt; N. <text:s/>This is satisfied by their prior assumption about N and s.</text:p>
                </text:list-item>
                <text:list-item>
                  <text:p text:style-name="P12">In addition, s cannot be extremely small, i.e. such as if s ~ Ub, so that Ns &lt;=1, since this would indicate that the population size is too small for clonal interference or multiple mutations to matter.</text:p>
                </text:list-item>
              </text:list>
            </text:list-item>
          </text:list>
        </text:list-item>
      </text:list>
      <text:list xml:id="list39375661" text:continue-list="list39396981" text:style-name="L1">
        <text:list-item>
          <text:list>
            <text:list-item>
              <text:p text:style-name="P10">Discuss the how the nose and the bulk evolve over time <text:s/>and deterministic behaviors as a result of the strong selection assumption.</text:p>
              <text:list>
                <text:list-item>
                  <text:p text:style-name="P10">The nose evolves stochastically, dominated by random drift, while n &lt;&lt; 1/s, and the remainder of the population evolves deterministically due to selection.</text:p>
                </text:list-item>
                <text:list-item>
                  <text:p text:style-name="P10">The nose continues to grow stochastically until it establishes and then begins growing deterministically. <text:s/>At that point a new nose forms, the process repeats. <text:s/>This results nose constantly</text:p>
                </text:list-item>
              </text:list>
            </text:list-item>
            <text:list-item>
              <text:p text:style-name="P10"><text:soft-page-break/>Explain the meaning of establishment of subpopulation bearing a beneficial mutation, but dominated by drift.</text:p>
            </text:list-item>
            <text:list-item>
              <text:p text:style-name="P13">Provide a heuristic estimate of the relationship between parameters that lead to a successional regime, but state this as the requirement for obtaining the concurrent mutations regime.</text:p>
            </text:list-item>
            <text:list-item>
              <text:p text:style-name="P10">Discuss how evolution takes place in the concurrent mutations regime</text:p>
              <text:list>
                <text:list-item>
                  <text:p text:style-name="P10">Multiple distinct fitness classes will be present, and the fittest class will be the nose and it is the subpopulation that has not yet established.</text:p>
                </text:list-item>
                <text:list-item>
                  <text:p text:style-name="P10">The nose is constantly being fed new mutants from the adjacent fitness class, and eventually the mutant lineage will establish, such that it will begin to grow nearly deterministically due to selection. </text:p>
                </text:list-item>
                <text:list-item>
                  <text:p text:style-name="P10">Once this subpopulation establishes, a new nose begins to form</text:p>
                </text:list-item>
              </text:list>
            </text:list-item>
            <text:list-item>
              <text:p text:style-name="P10">Explain mutation-selection balance as an equilibrium between rates of increase at the nose and the mean fitness of the population.</text:p>
              <text:list>
                <text:list-item>
                  <text:p text:style-name="P10">Mutations and selection drive advancements of the nose and the population's mean fitness, respectively.</text:p>
                </text:list-item>
                <text:list-item>
                  <text:p text:style-name="P10">The speed of the advancements are measured as the rates of increase “v”, which are equal to the total fitness increase for each advancement divided by the mean time between advancements.</text:p>
                </text:list-item>
                <text:list-item>
                  <text:p text:style-name="P10">Both rates of increases depend on the fitness gap “qs” between nose's fitness level and the population's mean fitness, and increase as the size of the gap widens.</text:p>
                </text:list-item>
                <text:list-item>
                  <text:p text:style-name="P10">Mutation-selection balance occurs when both rates of increase are equal to each other, which represents an equilibrium of the system. </text:p>
                </text:list-item>
                <text:list-item>
                  <text:p text:style-name="P10">There is a specific qs and v at equilibrium, whose values are approximately equation (4) and (5) in the paper.</text:p>
                </text:list-item>
              </text:list>
            </text:list-item>
          </text:list>
        </text:list-item>
        <text:list-item>
          <text:p text:style-name="P10"><text:span text:style-name="T4">Detailed Analysis of the Concurrent Mutation Regime:</text:span> Elaborate on the main analysis leading to the model for the nose and its interaction with the bulk. <text:s/>Finalize with a description of the traveling wave, and some important results that follow such dynamics.</text:p>
          <text:list>
            <text:list-item>
              <text:p text:style-name="P10">Derivation of the careful results for “qs” and “v” starts with assuming that the evolution of the population has already achieved mutation-selection balance.</text:p>
            </text:list-item>
            <text:list-item>
              <text:p text:style-name="P10">Discuss the three phases of the nose's size “n<text:span text:style-name="T11">q</text:span><text:span text:style-name="T15">(t)”, the determined first by random drift, then an intermediate phase, and the final phase prior to saturation.</text:span></text:p>
              <text:list>
                <text:list-item>
                  <text:p text:style-name="P10">In the first phase the growth of the nose prior to saturation for large “t”, is nearly deterministic and exponential long after selection becomes the dominant force. <text:s/></text:p>
                </text:list-item>
                <text:list-item>
                  <text:p text:style-name="P10">The initial contribution made by the subpopulations growth is captured by a stochastic variable “<text:span text:style-name="T6">υ” which represents its initial size at the time of establishment for “t = 0”</text:span></text:p>
                </text:list-item>
              </text:list>
            </text:list-item>
            <text:list-item>
              <text:p text:style-name="P10">The stochastic variable “<text:span text:style-name="T6">υ</text:span><text:span text:style-name="T8">” can be transformed into a stochastic variable in time “</text:span><text:span text:style-name="T6">τ</text:span><text:span text:style-name="T10">q</text:span><text:span text:style-name="T6">” which would represent the time at which the population size was “1/qs” and established. <text:s/>The total </text:span>growth of the lead fitness class can in turn be measured using just the stochastic variable “<text:span text:style-name="T6">τ</text:span><text:span text:style-name="T10">q</text:span><text:span text:style-name="T6">” instead, and we can obtain estimates for time until establishment.</text:span></text:p>
            </text:list-item>
            <text:list-item>
              <text:p text:style-name="P10">Once the nose establishes, the time required until this fitness class becomes the dominant class can be calculated and is on the order </text:p>
            </text:list-item>
            <text:list-item>
              <text:p text:style-name="P10">The rate of evolution in the model follows the theorem of natural selection, wherein the rate of evolution, which is also the rate of increase in mean fitness, is in fact proportional to the variation in fitness of the population.</text:p>
            </text:list-item>
            <text:list-item>
              <text:p text:style-name="P10">Briefly review the results from the simulations as compared to analytical results.</text:p>
            </text:list-item>
          </text:list>
        </text:list-item>
        <text:list-item>
          <text:p text:style-name="P10"><text:span text:style-name="T4">The Effect of Deleterious Mutations:</text:span> Discuss Desai and Fisher's analysis of the model with deleterious mutations</text:p>
          <text:list>
            <text:list-item>
              <text:p text:style-name="P10">In considering the effects of deleterious mutations, Desai and Fisher examine their contribution to the behavior of the bulk and the growth of the nose.</text:p>
            </text:list-item>
            <text:list-item>
              <text:p text:style-name="P10">Deleterious mutations of size s<text:span text:style-name="T11">d</text:span><text:span text:style-name="T15"> &gt; s affect the bulk and the nose</text:span>.</text:p>
              <text:list>
                <text:list-item>
                  <text:p text:style-name="P10">The bulk is dominated by the largest subpopulation, which achieves mutation selection balance from from deleterious mutation's contributions on timescales that are much shorter 1/s generation after it <text:soft-page-break/>ceases to be the largest subpopulations.</text:p>
                </text:list-item>
                <text:list-item>
                  <text:p text:style-name="P10">The after mutation-selection balance is reached, the distribution of the bulk is altered. <text:s/>This occurs in 1/<text:span text:style-name="T7">√</text:span><text:span text:style-name="T9">(s</text:span><text:span text:style-name="T12">d</text:span><text:span text:style-name="T20">2</text:span><text:span text:style-name="T16">+U</text:span><text:span text:style-name="T12">d</text:span><text:span text:style-name="T20">&gt;2</text:span><text:span text:style-name="T16">) generations prior to transition leading to the next fittest class dominating the bulk, and</text:span><text:span text:style-name="T9"> </text:span>the mean fitness is reduced by U<text:span text:style-name="T11">d</text:span><text:span text:style-name="T19">&gt;</text:span><text:span text:style-name="T15">, which speeds up the growth of the nose through an increase in the lead by the deleterious mutation rate.</text:span></text:p>
                </text:list-item>
              </text:list>
            </text:list-item>
          </text:list>
        </text:list-item>
      </text:list>
      <text:list xml:id="list3161300059416317422" text:style-name="L5">
        <text:list-item>
          <text:list>
            <text:list-item>
              <text:list>
                <text:list-item>
                  <text:p text:style-name="P14"><text:span text:style-name="T15">At the nose, the growth of the of subpopulations is reduced by U</text:span><text:span text:style-name="T11">d</text:span><text:span text:style-name="T19">&gt;</text:span><text:span text:style-name="T15"> since individuals with such mutations do not contribute due to loss of fitness.</text:span></text:p>
                </text:list-item>
              </text:list>
            </text:list-item>
          </text:list>
        </text:list-item>
      </text:list>
      <text:list xml:id="list5810913988378205759" text:style-name="L6">
        <text:list-item>
          <text:list>
            <text:list-item>
              <text:list>
                <text:list-item>
                  <text:p text:style-name="P15"><text:span text:style-name="T15">The net effects of mutations for which </text:span><text:span text:style-name="T16">s</text:span><text:span text:style-name="T12">d</text:span><text:span text:style-name="T16"> &gt; s cancel out and hence do not affect “v” but they do affect the shape of the bulk's distribution and increase the lead “qs”.</text:span></text:p>
                </text:list-item>
              </text:list>
            </text:list-item>
          </text:list>
        </text:list-item>
      </text:list>
      <text:list xml:id="list39369965" text:continue-list="list39375661" text:style-name="L1">
        <text:list-item>
          <text:list>
            <text:list-item>
              <text:p text:style-name="P10"><text:span text:style-name="T15">For weakly deleterious mutations where s</text:span><text:span text:style-name="T11">d</text:span><text:span text:style-name="T15"> &lt;&lt; s, the mutation rate U</text:span><text:span text:style-name="T11">d</text:span><text:span text:style-name="T19">&lt;</text:span><text:span text:style-name="T15"> affects the rate of evolution “v”</text:span></text:p>
              <text:list>
                <text:list-item>
                  <text:p text:style-name="P10"><text:span text:style-name="T15">Deleterious mutations at the nose do not reduce the chances establishment significantly of individuals possessing them, but in face very likely lead to less than s gains (s-s</text:span><text:span text:style-name="T11">d</text:span><text:span text:style-name="T15"> or s-2s</text:span><text:span text:style-name="T11">d</text:span><text:span text:style-name="T15">) gains.</text:span></text:p>
                </text:list-item>
                <text:list-item>
                  <text:p text:style-name="P10"><text:span text:style-name="T15">If U</text:span><text:span text:style-name="T11">d</text:span><text:span text:style-name="T19">&lt;</text:span><text:span text:style-name="T15"> / s &lt;&lt;1, then the load created at the nose is (U</text:span><text:span text:style-name="T11">d</text:span><text:span text:style-name="T19">&lt;</text:span><text:span text:style-name="T15"> s</text:span><text:span text:style-name="T11">d</text:span><text:span text:style-name="T15"> /(q-1)s)ln(s/Ub) which is significantly smaller then “s”, which reduces the effective “s” by roughly the amount of the load.</text:span></text:p>
                </text:list-item>
              </text:list>
            </text:list-item>
          </text:list>
        </text:list-item>
      </text:list>
      <text:list xml:id="list5232580876480988185" text:style-name="L7">
        <text:list-item>
          <text:list>
            <text:list-item>
              <text:list>
                <text:list-item>
                  <text:p text:style-name="P16"><text:span text:style-name="T15">If <text:s/>U</text:span><text:span text:style-name="T11">d</text:span><text:span text:style-name="T19">&lt;</text:span><text:span text:style-name="T15"> / s &gt;&gt;1, a similar calculation can be used to show that the load reduces the effective “s” by an amount on the order s</text:span><text:span text:style-name="T11">d</text:span><text:span text:style-name="T15"> which is still smaller than “s”.</text:span></text:p>
                </text:list-item>
                <text:list-item>
                  <text:p text:style-name="P16"><text:span text:style-name="T15">The net effect on the bulk is the same for the case of weakly deleterious mutations, however since 1/s &lt; 1/s</text:span><text:span text:style-name="T11">d</text:span><text:span text:style-name="T15"> then the small mutations start to accumulate throughout the sweep time, qs/v </text:span><text:span text:style-name="T18">≈</text:span><text:span text:style-name="T16"> ln(s/Ub)/s, and reduces the mean fitness by at most U</text:span><text:span text:style-name="T12">d</text:span><text:span text:style-name="T20">&lt;</text:span><text:span text:style-name="T16"> which again speeds up evolution and partially cancels out the effects at the nose.</text:span></text:p>
                </text:list-item>
              </text:list>
            </text:list-item>
          </text:list>
        </text:list-item>
      </text:list>
      <text:list xml:id="list3671949497180122310" text:style-name="L8">
        <text:list-item>
          <text:list>
            <text:list-item>
              <text:list>
                <text:list-item>
                  <text:p text:style-name="P17"><text:span text:style-name="T16">The precise effects on “v” in this more complicated case are not precisely given as in the first case where <text:s/>s</text:span><text:span text:style-name="T12">d</text:span><text:span text:style-name="T16"> &gt; s, and require more detail analysis in future work.</text:span></text:p>
                </text:list-item>
              </text:list>
            </text:list-item>
          </text:list>
        </text:list-item>
      </text:list>
      <text:list xml:id="list39392230" text:continue-list="list39369965" text:style-name="L1">
        <text:list-item>
          <text:p text:style-name="P10"><text:span text:style-name="T4">Clonal Interference and Varying “s”:</text:span> The simple model, which assumes that beneficial mutations all have the same effect size, can be used to examine evolution in the concurrent mutation regime for a setting where beneficial mutations have varying effect sizes.</text:p>
          <text:list>
            <text:list-item>
              <text:p text:style-name="P10">The occurrences of small effect mutations leads to additional wasted beneficial mutations through clonal interference, where in these small effect beneficial mutations are out-competed by large effect ones. <text:s/></text:p>
            </text:list-item>
            <text:list-item>
              <text:p text:style-name="P10">The application of Garrish and Lenski's (1998) analysis which derives a minimal effect size s<text:span text:style-name="T11">ci</text:span> which fixes in the wild type, and leads to a successional mutation behavior.</text:p>
              <text:list>
                <text:list-item>
                  <text:p text:style-name="P10">The dependence of s<text:span text:style-name="T11">ci</text:span><text:span text:style-name="T15"> on the population size N following Garrish and Lenski's analysis provides ln[1/Ub p</text:span><text:span text:style-name="T17">(s</text:span><text:span text:style-name="T13">ci</text:span><text:span text:style-name="T17">)]</text:span><text:span text:style-name="T18">≈ln[Ns</text:span><text:span text:style-name="T14">ci</text:span><text:span text:style-name="T18">] (p(s) is distribution of fitness effects “s”), which makes a crucial and incorrect assumption in which double mutants do not occur, and results in incorrect predictions.</text:span></text:p>
                </text:list-item>
                <text:list-item>
                  <text:p text:style-name="P19"/>
                </text:list-item>
              </text:list>
            </text:list-item>
            <text:list-item>
              <text:p text:style-name="P10"/>
            </text:list-item>
          </text:list>
        </text:list-item>
        <text:list-item>
          <text:p text:style-name="P10"><text:span text:style-name="T4">Conclusion:</text:span> Provide concluding remarks of the work that's been reviewed.</text:p>
          <text:list>
            <text:list-item>
              <text:p text:style-name="P10">Provide a brief description of what was not reviewed from the paper.</text:p>
            </text:list-item>
            <text:list-item>
              <text:p text:style-name="P10"/>
            </text:list-item>
          </text:list>
        </text:list-item>
      </text:list>
      <text:p text:style-name="P1"/>
      <text:p text:style-name="P4">%OLD OUTLINE</text:p>
      <text:p text:style-name="P6">%1. Introduction: In this part you want to the importance of this paper, what you will cover, and why it is relavant to your past and future work.</text:p>
      <text:p text:style-name="P6">% <text:s/>a. What is mutation selection balance, prior work and relevance to DF</text:p>
      <text:p text:style-name="P6">% <text:s/>b. What is linkage and what role does it play here with positive selection</text:p>
      <text:p text:style-name="P6">%2. Successional Concurrent Mutations Regime</text:p>
      <text:p text:style-name="P6">% <text:s/>a. Definitions: What distinction is being made</text:p>
      <text:p text:style-name="P6">% <text:s/>b. heuristic analysis</text:p>
      <text:p text:style-name="P6">%3. Simplest Model</text:p>
      <text:p text:style-name="P6">% <text:s/>a. Fate of a single mutant</text:p>
      <text:p text:style-name="P6">% <text:s/>b. Mutants generated by a changing population</text:p>
      <text:p text:style-name="P6">% <text:s text:c="3"/>i. Stochastic model</text:p>
      <text:p text:style-name="P6">% <text:s text:c="3"/>ii. Large t limit for growth in n(t) and estimate of for n(t) ~1/s</text:p>
      <text:p text:style-name="P6">% <text:s text:c="3"/>i. Stochastic model</text:p>
      <text:p text:style-name="P6">% <text:s text:c="3"/>ii. Travelling wave parameter assumptions</text:p>
      <text:p text:style-name="P6">% <text:s text:c="3"/>iii. Large t limit for growth in and estimate of for n(t) ~1/qs</text:p>
      <text:p text:style-name="P6">% <text:s text:c="3"/>iv. Mutation selection balance and calculations of q and v for concurrent mutations regime</text:p>
      <text:p text:style-name="P6">% <text:s text:c="3"/>i. Fisher’s theorem</text:p>
      <text:p text:style-name="P6">% <text:s/>c. The rate of evolution and maintenance of variation at large N</text:p>
      <text:p text:style-name="P6">%3. Deleterious mutations</text:p>
      <text:p text:style-name="P6">%4. Distributions of s and relationship to clonal interference analysis</text:p>
      <text:p text:style-name="P6">%a. Predominant s approximation</text:p>
      <text:p text:style-name="P6">% <text:s text:c="3"/>i. Short tailed</text:p>
      <text:p text:style-name="P6">% <text:s text:c="3"/>ii. Long tailed ??</text:p>
      <text:p text:style-name="P6">%5. Discussion</text:p>
      <text:p text:style-name="P6">%</text:p>
      <text:p text:style-name="P6">%a. Concurrent mutations regime in nature</text:p>
      <text:p text:style-name="P6">%b. Assumptions and Epistasis effects</text:p>
      <text:p text:style-name="P5">%6. Appendix C, D, F and G</text:p>
      <text:p text:style-name="P1"/>
      <text:p text:style-name="P1"/>
      <text:p text:style-name="P3">Summary</text:p>
      <text:p text:style-name="P1">Introduction</text:p>
      <text:list xml:id="list6188441715178005593" text:style-name="L9">
        <text:list-item>
          <text:p text:style-name="P18">beneficial mutations are drive long-term adaptation, but they are not as well understood as deleterious and neutral</text:p>
        </text:list-item>
        <text:list-item>
          <text:p text:style-name="P18">successional regime (strong selection weak mutation): between selective sweeps there is one ruling population; usually occurs in small to moderate sized populations</text:p>
        </text:list-item>
        <text:list-item>
          <text:p text:style-name="P18">concurrent mutations regime (strong selection strong mutation): many mutant lineages present simultaneously in population; selection not dominated by drift (Ne&gt;&gt;1/s).</text:p>
          <text:list>
            <text:list-item>
              <text:p text:style-name="P18">ex. Viral populations and simple eukaryotic</text:p>
            </text:list-item>
            <text:list-item>
              <text:p text:style-name="P18">leads to variation in fitness which disappears due to selection acting on it. It is only fueled by new mutations</text:p>
            </text:list-item>
            <text:list-item>
              <text:p text:style-name="P18">goal of article is to understand balance between new mutations and selection</text:p>
            </text:list-item>
          </text:list>
        </text:list-item>
        <text:list-item>
          <text:p text:style-name="P18">SMR and CMR require selection to dominate drift (Ne&gt;&gt;1/s), but with weakly beneficial mutations</text:p>
          <text:list>
            <text:list-item>
              <text:p text:style-name="P18">Note that in small populations (Ne~1/s) so selective forces cannot overcome drift</text:p>
            </text:list-item>
            <text:list-item>
              <text:p text:style-name="P18">in DFs model, drift is only important for tiny minority of population</text:p>
            </text:list-item>
          </text:list>
        </text:list-item>
        <text:list-item>
          <text:p text:style-name="P18"><text:span text:style-name="T1">REMARK:</text:span> Note the difference</text:p>
          <text:list>
            <text:list-item>
              <text:p text:style-name="P18">Ne&gt;&gt;1/s implies selection dominates drift</text:p>
            </text:list-item>
            <text:list-item>
              <text:p text:style-name="P18">s/Ub&gt;&gt;1 implies sweeps occur faster than mutations appear (<text:span text:style-name="T1">heuristic ← need to check!</text:span>)</text:p>
            </text:list-item>
          </text:list>
        </text:list-item>
        <text:list-item>
          <text:p text:style-name="P18">Two important effects in CMR: </text:p>
          <text:list>
            <text:list-item>
              <text:p text:style-name="P18">clonal interference – occurs when beneficial mutation wasted due to being out-competed by more strongly beneficial mutation</text:p>
            </text:list-item>
            <text:list-item>
              <text:p text:style-name="P18">multiple mutations occur in same lineage before first beneficial mutation fixes</text:p>
            </text:list-item>
          </text:list>
        </text:list-item>
        <text:list-item>
          <text:p text:style-name="P18">Dynamics of evol in CMR important for </text:p>
          <text:list>
            <text:list-item>
              <text:p text:style-name="P18">forming null expectations about experimental, observational and genomic data</text:p>
            </text:list-item>
            <text:list-item>
              <text:p text:style-name="P18">also to have a way of thinking about positive selection when SMR fails to apply: occurs with wide arrays of populations: viruses, and most unicellular organisms</text:p>
            </text:list-item>
          </text:list>
        </text:list-item>
        <text:list-item>
          <text:p text:style-name="P18">CMR idea dates back to Fisher (1930) and Muller (1932) with Fisher-Muller hypothesis for advantage of sex: sexual pops can recombine beneficial mutations and reduces waste of beneficial mutations in asexual pops</text:p>
        </text:list-item>
        <text:list-item>
          <text:p text:style-name="P18">Previous work on CMR</text:p>
          <text:list>
            <text:list-item>
              <text:p text:style-name="P18">Crow Kimura (1965), Bodmer (1970), Maynard Smith (1971): advantages of sex</text:p>
            </text:list-item>
            <text:list-item>
              <text:p text:style-name="P18">Hill Robertson (1966): <text:s/>link diseqiul from multiple linked ben mutations segregating simultaneously</text:p>
            </text:list-item>
            <text:list-item>
              <text:p text:style-name="P18">Barton (1995), Otto Barton (1997,2001), Barton Otto (2005): buildup of link disequil due to mutation and selection and avg effect of recombination on variance of fitness and distruction of link disequil.</text:p>
            </text:list-item>
          </text:list>
        </text:list-item>
        <text:list-item>
          <text:p text:style-name="P18">In this article do not focus on sex or patterns of diversity, but rather present a framework for the concurrent mutations regime. <text:s/>The framework can inform these questions.</text:p>
        </text:list-item>
        <text:list-item>
          <text:p text:style-name="P18">Other complications of positive selection are not covered: epistasis, frequency dependent benefits, conditionally beneficial mutations, environmental changes (others too).</text:p>
        </text:list-item>
        <text:list-item>
          <text:p text:style-name="P18">Focus on simple picture where population climbs hill in simple landscape</text:p>
        </text:list-item>
        <text:list-item>
          <text:p text:style-name="P18">Other studies of multiple concurrent beneficial mutations: Orr 200, Gerrish 2001, Johnson and Barton 2002, Kim stephan 2003, campos de oliveira 2004, wilke 2004. <text:s/>THESE FOCUS ON INTERFERENCE BETWEEN MUTATIONS OF DIFFERENT STRANGTHS THAT OCCUR IN SAME LINEAGE &amp; NEGLECT MUTATIONS THAT ARISE IN DIFFERENT LINEAGES</text:p>
        </text:list-item>
        <text:list-item>
          <text:p text:style-name="P18">Multiple mutants versus interfering mutations in same line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Gomez</meta:initial-creator>
    <meta:creation-date>2016-08-27T12:16:21.12</meta:creation-date>
    <meta:generator>OpenOffice/4.1.2$Win32 OpenOffice.org_project/412m3$Build-9782</meta:generator>
    <dc:date>2016-09-16T19:20:40.96</dc:date>
    <meta:editing-duration>P1DT22H20M26S</meta:editing-duration>
    <meta:editing-cycles>38</meta:editing-cycles>
    <dc:creator>Kevin Gomez</dc:creator>
    <meta:document-statistic meta:table-count="0" meta:image-count="0" meta:object-count="0" meta:page-count="5" meta:paragraph-count="129" meta:word-count="2423" meta:character-count="14716"/>
  </office:meta>
</office:document-meta>
</file>